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6600" draw:marker-end="Double_20_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cc" draw:marker-end="Double_20_Arrow" draw:marker-end-width="0.3cm" draw:fill="none" draw:textarea-vertical-align="middle"/>
    </style:style>
    <style:style style:name="gr7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00ff" draw:marker-end="Double_20_Arrow" draw:marker-end-width="0.3cm" draw:fill="none" draw:textarea-vertical-align="middle"/>
    </style:style>
    <style:style style:name="gr9" style:family="graphic" style:parent-style-name="objectwithoutfill">
      <style:graphic-properties svg:stroke-color="#ff3300" draw:marker-end="Double_20_Arrow" draw:marker-end-width="0.3cm" draw:fill="none" draw:textarea-vertical-align="middle"/>
    </style:style>
    <style:style style:name="gr10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3333ff" draw:marker-end="Small_20_Arrow" draw:marker-end-width="0.3cm" draw:fill="none" draw:textarea-vertical-align="middle"/>
    </style:style>
    <style:style style:name="gr14" style:family="graphic" style:parent-style-name="objectwithoutfill">
      <style:graphic-properties svg:stroke-color="#ff6600" draw:marker-end="Small_20_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147cm"/>
    </style:style>
    <style:style style:name="gr16" style:family="graphic" style:parent-style-name="standard">
      <style:graphic-properties draw:stroke="none" svg:stroke-color="#000000" draw:fill="none" draw:fill-color="#ffffff" fo:min-height="3.052cm"/>
    </style:style>
    <style:style style:name="gr17" style:family="graphic" style:parent-style-name="standard">
      <style:graphic-properties draw:stroke="none" svg:stroke-color="#000000" draw:fill="none" draw:fill-color="#ffffff" fo:min-height="6.382cm"/>
    </style:style>
    <style:style style:name="gr18" style:family="graphic" style:parent-style-name="standard">
      <style:graphic-properties draw:stroke="none" svg:stroke-color="#000000" draw:fill="none" draw:fill-color="#ffffff" fo:min-height="0.512cm"/>
    </style:style>
    <style:style style:name="gr19" style:family="graphic" style:parent-style-name="standard">
      <style:graphic-properties draw:stroke="none" svg:stroke-color="#000000" draw:fill="none" draw:fill-color="#ffffff" fo:min-height="0.949cm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009933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475cm"/>
    </style:style>
    <style:style style:name="gr24" style:family="graphic" style:parent-style-name="standard">
      <style:graphic-properties draw:stroke="none" svg:stroke-color="#000000" draw:fill="none" draw:fill-color="#ffffff" fo:min-height="2.163cm"/>
    </style:style>
    <style:style style:name="gr25" style:family="graphic" style:parent-style-name="standard">
      <style:graphic-properties draw:stroke="none" svg:stroke-color="#000000" draw:fill="none" draw:fill-color="#ffffff" fo:min-height="2.036cm"/>
    </style:style>
    <style:style style:name="co1" style:family="table-column">
      <style:table-column-properties style:column-width="2.54cm" style:use-optimal-column-width="false"/>
    </style:style>
    <style:style style:name="co2" style:family="table-column">
      <style:table-column-properties style:column-width="2.535cm" style:use-optimal-column-width="false"/>
    </style:style>
    <style:style style:name="co3" style:family="table-column">
      <style:table-column-properties style:column-width="2.545cm" style:use-optimal-column-width="false"/>
    </style:style>
    <style:style style:name="co4" style:family="table-column">
      <style:table-column-properties style:column-width="2.542cm" style:use-optimal-column-width="false"/>
    </style:style>
    <style:style style:name="co5" style:family="table-column">
      <style:table-column-properties style:column-width="4.699cm" style:use-optimal-column-width="false"/>
    </style:style>
    <style:style style:name="ro1" style:family="table-row">
      <style:table-row-properties style:row-height="2.794cm"/>
    </style:style>
    <style:style style:name="ro2" style:family="table-row">
      <style:table-row-properties style:row-height="2.796cm"/>
    </style:style>
    <style:style style:name="ro3" style:family="table-row">
      <style:table-row-properties style:row-height="2.667cm"/>
    </style:style>
    <style:style style:name="ro4" style:family="table-row">
      <style:table-row-properties style:row-height="2.76cm"/>
    </style:style>
    <style:style style:name="ce1" style:family="table-cell">
      <loext:graphic-properties draw:fill="solid" draw:fill-color="#0066ff" style:repeat="repeat"/>
      <style:text-properties fo:font-size="12pt" style:font-size-asian="12pt" style:font-size-complex="12pt"/>
    </style:style>
    <style:style style:name="ce2" style:family="table-cell">
      <loext:graphic-properties draw:fill="solid" draw:fill-color="#3399ff" style:repeat="repeat"/>
      <style:text-properties fo:font-size="12pt" style:font-size-asian="12pt" style:font-size-complex="12pt"/>
    </style:style>
    <style:style style:name="ce3" style:family="table-cell">
      <loext:graphic-properties draw:fill="solid" draw:fill-color="#00ccff" style:repeat="repeat"/>
      <style:text-properties fo:font-size="12pt" style:font-size-asian="12pt" style:font-size-complex="12pt"/>
    </style:style>
    <style:style style:name="ce4" style:family="table-cell">
      <loext:graphic-properties draw:fill="none" draw:fill-color="#ffffff" style:repeat="repeat"/>
      <style:text-properties fo:font-size="12pt" style:font-size-asian="12pt" style:font-size-complex="12pt"/>
    </style:style>
    <style:style style:name="ce5" style:family="table-cell">
      <loext:graphic-properties draw:fill="solid" draw:fill-color="#ffff66" style:repeat="repeat"/>
      <style:text-properties fo:font-size="12pt" style:font-size-asian="12pt" style:font-size-complex="12pt"/>
    </style:style>
    <style:style style:name="ce6" style:family="table-cell">
      <loext:graphic-properties draw:fill="solid" draw:fill-color="#ffcc00" style:repeat="repeat"/>
      <style:text-properties fo:font-size="12pt" style:font-size-asian="12pt" style:font-size-complex="12pt"/>
    </style:style>
    <style:style style:name="ce7" style:family="table-cell">
      <loext:graphic-properties draw:fill="solid" draw:fill-color="#ff9900" style:repeat="repeat"/>
      <style:text-properties fo:font-size="12pt" style:font-size-asian="12pt" style:font-size-complex="12pt"/>
    </style:style>
    <style:style style:name="ce8" style:family="table-cell">
      <loext:graphic-properties draw:fill="none" style:repeat="repeat"/>
      <style:paragraph-properties fo:text-align="center" fo:border-left="0.03pt solid #000000" fo:border-right="0.03pt solid #000000" fo:border-top="0.03pt solid #000000" fo:border-bottom="0.03pt solid #ffffff"/>
    </style:style>
    <style:style style:name="ce9" style:family="table-cell">
      <loext:graphic-properties draw:fill="none" style:repeat="repeat"/>
      <style:paragraph-properties fo:border-left="0.03pt solid #000000" fo:border-right="0.03pt solid #000000" fo:border-top="0.03pt solid #ffffff" fo:border-bottom="0.03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127cm" svg:y1="13.319cm" svg:x2="41.767cm" svg:y2="13.319cm">
          <text:p/>
        </draw:line>
        <draw:frame draw:style-name="standard" draw:layer="layout" svg:width="27.939cm" svg:height="2.982cm" svg:x="8.31cm" svg:y="6.2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">Closed Portal</text:span></text:p>
                <text:p><text:span text:style-name="T1">Projected</text:span></text:p>
                <text:p><text:span text:style-name="T1"/></text:p>
                <text:p><text:span text:style-name="T1">20 LEDs</text:span></text:p>
                <text:p><text:span text:style-name="T2"/></text:p>
              </table:table-cell>
              <table:table-cell>
                <text:p><text:span text:style-name="T1">Video Playing</text:span></text:p>
                <text:p><text:span text:style-name="T1"/></text:p>
                <text:p><text:span text:style-name="T1"/></text:p>
                <text:p><text:span text:style-name="T1">20 LEDs</text:span></text:p>
                <text:p><text:span text:style-name="T2"/></text:p>
              </table:table-cell>
              <table:table-cell>
                <text:p><text:span text:style-name="T1">Closed</text:span></text:p>
                <text:p><text:span text:style-name="T1">Portal</text:span></text:p>
                <text:p><text:span text:style-name="T1">Projected</text:span></text:p>
                <text:p><text:span text:style-name="T1"/></text:p>
                <text:p><text:span text:style-name="T1">20 LEDs</text:span></text:p>
              </table:table-cell>
              <table:table-cell table:style-name="ce2">
                <text:p><text:span text:style-name="T1">Partial</text:span></text:p>
                <text:p><text:span text:style-name="T1">Lights</text:span></text:p>
                <text:p><text:span text:style-name="T1"/></text:p>
                <text:p><text:span text:style-name="T1"/></text:p>
                <text:p><text:span text:style-name="T1">20 LEDs</text:span></text:p>
              </table:table-cell>
              <table:table-cell table:style-name="ce3">
                <text:p><text:span text:style-name="T1">Partial Lights</text:span></text:p>
                <text:p><text:span text:style-name="T1"/></text:p>
                <text:p><text:span text:style-name="T1"/></text:p>
                <text:p><text:span text:style-name="T1">10 LEDs</text:span></text:p>
              </table:table-cell>
              <table:table-cell table:style-name="ce4"/>
              <table:table-cell table:style-name="ce5">
                <text:p><text:span text:style-name="T1">Partial</text:span></text:p>
                <text:p><text:span text:style-name="T1">Lights</text:span></text:p>
                <text:p><text:span text:style-name="T1"/></text:p>
                <text:p><text:span text:style-name="T1"/></text:p>
                <text:p><text:span text:style-name="T1">10 LEDs</text:span></text:p>
              </table:table-cell>
              <table:table-cell table:style-name="ce6">
                <text:p><text:span text:style-name="T1">Partial</text:span></text:p>
                <text:p><text:span text:style-name="T1">Lights</text:span></text:p>
                <text:p><text:span text:style-name="T1"/></text:p>
                <text:p><text:span text:style-name="T1"/></text:p>
                <text:p><text:span text:style-name="T1">20 LEDs</text:span></text:p>
              </table:table-cell>
              <table:table-cell table:style-name="ce7">
                <text:p><text:span text:style-name="T1">Closed</text:span></text:p>
                <text:p><text:span text:style-name="T1">Portal</text:span></text:p>
                <text:p><text:span text:style-name="T1">Projected</text:span></text:p>
                <text:p><text:span text:style-name="T1"/></text:p>
                <text:p><text:span text:style-name="T1">20 LEDs</text:span></text:p>
              </table:table-cell>
              <table:table-cell table:style-name="ce7">
                <text:p><text:span text:style-name="T1">Video Playing</text:span></text:p>
                <text:p><text:span text:style-name="T1"/></text:p>
                <text:p><text:span text:style-name="T1"/></text:p>
                <text:p><text:span text:style-name="T1">20 LEDs</text:span></text:p>
                <text:p><text:span text:style-name="T2"/></text:p>
              </table:table-cell>
              <table:table-cell table:style-name="ce7">
                <text:p><text:span text:style-name="T1">Closed Portal</text:span></text:p>
                <text:p><text:span text:style-name="T1">Projected</text:span></text:p>
                <text:p><text:span text:style-name="T1"/></text:p>
                <text:p><text:span text:style-name="T1">20 LEDs</text:span></text:p>
              </table:table-cell>
            </table:table-row>
          </table:table>
          <draw:image xlink:href="Pictures/TablePreview1.svm" xlink:type="simple" xlink:show="embed" xlink:actuate="onLoad"/>
        </draw:frame>
        <draw:circle draw:style-name="gr2" draw:text-style-name="P2" xml:id="id1" draw:id="id1" draw:layer="layout" svg:width="1.651cm" svg:height="1.651cm" svg:x="21.193cm" svg:y="12.385cm">
          <text:p text:style-name="P2">0</text:p>
        </draw:circle>
        <draw:circle draw:style-name="gr2" draw:text-style-name="P2" xml:id="id2" draw:id="id2" draw:layer="layout" svg:width="1.651cm" svg:height="1.651cm" svg:x="24.114cm" svg:y="13.727cm">
          <text:p text:style-name="P2">1</text:p>
        </draw:circle>
        <draw:connector draw:style-name="gr3" draw:text-style-name="P1" draw:layer="layout" draw:type="curve" svg:x1="22.018cm" svg:y1="14.036cm" svg:x2="24.114cm" svg:y2="14.552cm" draw:start-shape="id1" draw:start-glue-point="2" draw:end-shape="id2" draw:end-glue-point="3" svg:d="M22018 14036c0 344 698 516 2096 516" svg:viewBox="0 0 2097 517">
          <text:p/>
        </draw:connector>
        <draw:circle draw:style-name="gr2" draw:text-style-name="P2" xml:id="id3" draw:id="id3" draw:layer="layout" svg:width="1.651cm" svg:height="1.651cm" svg:x="26.654cm" svg:y="13.727cm">
          <text:p text:style-name="P2">2</text:p>
        </draw:circle>
        <draw:circle draw:style-name="gr2" draw:text-style-name="P2" xml:id="id4" draw:id="id4" draw:layer="layout" svg:width="1.651cm" svg:height="1.651cm" svg:x="29.321cm" svg:y="13.727cm">
          <text:p text:style-name="P2">3</text:p>
        </draw:circle>
        <draw:circle draw:style-name="gr2" draw:text-style-name="P2" xml:id="id5" draw:id="id5" draw:layer="layout" svg:width="1.651cm" svg:height="1.651cm" svg:x="31.734cm" svg:y="13.727cm">
          <text:p text:style-name="P2">4</text:p>
        </draw:circle>
        <draw:connector draw:style-name="gr3" draw:text-style-name="P1" draw:layer="layout" draw:type="curve" svg:x1="25.765cm" svg:y1="14.552cm" svg:x2="26.654cm" svg:y2="14.552cm" draw:start-shape="id2" draw:start-glue-point="1" draw:end-shape="id3" draw:end-glue-point="3" svg:d="M25765 14552h889" svg:viewBox="0 0 890 1">
          <text:p/>
        </draw:connector>
        <draw:connector draw:style-name="gr3" draw:text-style-name="P1" draw:layer="layout" draw:type="curve" svg:x1="28.305cm" svg:y1="14.552cm" svg:x2="29.321cm" svg:y2="14.552cm" draw:start-shape="id3" draw:start-glue-point="1" draw:end-shape="id4" draw:end-glue-point="3" svg:d="M28305 14552h1016" svg:viewBox="0 0 1017 1">
          <text:p/>
        </draw:connector>
        <draw:circle draw:style-name="gr2" draw:text-style-name="P2" xml:id="id6" draw:id="id6" draw:layer="layout" svg:width="1.651cm" svg:height="1.651cm" svg:x="34.147cm" svg:y="13.727cm">
          <text:p text:style-name="P2">5</text:p>
        </draw:circle>
        <draw:connector draw:style-name="gr3" draw:text-style-name="P1" draw:layer="layout" draw:type="curve" svg:x1="32.559cm" svg:y1="15.378cm" svg:x2="34.972cm" svg:y2="15.378cm" draw:start-shape="id5" draw:start-glue-point="2" draw:end-shape="id6" draw:end-glue-point="2" svg:d="M32559 15378c0 751 2413 751 2413 0" svg:viewBox="0 0 2414 564">
          <text:p/>
        </draw:connector>
        <draw:connector draw:style-name="gr3" draw:text-style-name="P1" draw:layer="layout" draw:type="curve" svg:x1="34.972cm" svg:y1="13.727cm" svg:x2="32.559cm" svg:y2="13.727cm" draw:start-shape="id6" draw:start-glue-point="0" draw:end-shape="id5" draw:end-glue-point="0" svg:d="M34972 13727c0-751-2413-751-2413 0" svg:viewBox="0 0 2414 564">
          <text:p/>
        </draw:connector>
        <draw:circle draw:style-name="gr2" draw:text-style-name="P2" xml:id="id7" draw:id="id7" draw:layer="layout" svg:width="1.651cm" svg:height="1.651cm" svg:x="24.114cm" svg:y="10.353cm">
          <text:p text:style-name="P2">1</text:p>
        </draw:circle>
        <draw:circle draw:style-name="gr2" draw:text-style-name="P2" xml:id="id8" draw:id="id8" draw:layer="layout" svg:width="1.651cm" svg:height="1.651cm" svg:x="26.654cm" svg:y="10.353cm">
          <text:p text:style-name="P2">2</text:p>
        </draw:circle>
        <draw:circle draw:style-name="gr2" draw:text-style-name="P2" xml:id="id9" draw:id="id9" draw:layer="layout" svg:width="1.651cm" svg:height="1.651cm" svg:x="29.321cm" svg:y="10.353cm">
          <text:p text:style-name="P2">3</text:p>
        </draw:circle>
        <draw:circle draw:style-name="gr2" draw:text-style-name="P2" xml:id="id10" draw:id="id10" draw:layer="layout" svg:width="1.651cm" svg:height="1.651cm" svg:x="31.988cm" svg:y="10.353cm">
          <text:p text:style-name="P2">4</text:p>
        </draw:circle>
        <draw:circle draw:style-name="gr2" draw:text-style-name="P2" xml:id="id19" draw:id="id19" draw:layer="layout" svg:width="1.651cm" svg:height="1.651cm" svg:x="34.147cm" svg:y="10.353cm">
          <text:p text:style-name="P2">5</text:p>
        </draw:circle>
        <draw:connector draw:style-name="gr4" draw:text-style-name="P1" draw:layer="layout" draw:type="curve" svg:x1="22.018cm" svg:y1="12.385cm" svg:x2="24.114cm" svg:y2="11.178cm" draw:start-shape="id1" draw:start-glue-point="0" draw:end-shape="id7" draw:end-glue-point="3" svg:d="M22018 12385c0-805 698-1207 2096-1207" svg:viewBox="0 0 2097 1208">
          <text:p/>
        </draw:connector>
        <draw:connector draw:style-name="gr4" draw:text-style-name="P1" draw:layer="layout" draw:type="line" svg:x1="24.939cm" svg:y1="13.727cm" svg:x2="27.479cm" svg:y2="12.004cm" draw:start-shape="id2" draw:start-glue-point="0" draw:end-shape="id8" draw:end-glue-point="2" svg:d="M24939 13727l2540-1723" svg:viewBox="0 0 2541 1724">
          <text:p/>
        </draw:connector>
        <draw:connector draw:style-name="gr4" draw:text-style-name="P1" draw:layer="layout" draw:type="line" svg:x1="27.479cm" svg:y1="13.727cm" svg:x2="30.146cm" svg:y2="12.004cm" draw:start-shape="id3" draw:start-glue-point="0" draw:end-shape="id9" draw:end-glue-point="2" svg:d="M27479 13727l2667-1723" svg:viewBox="0 0 2668 1724">
          <text:p/>
        </draw:connector>
        <draw:connector draw:style-name="gr4" draw:text-style-name="P1" draw:layer="layout" draw:type="line" svg:x1="30.146cm" svg:y1="13.727cm" svg:x2="32.813cm" svg:y2="12.004cm" draw:start-shape="id4" draw:start-glue-point="0" draw:end-shape="id10" draw:end-glue-point="2" svg:d="M30146 13727l2667-1723" svg:viewBox="0 0 2668 1724">
          <text:p/>
        </draw:connector>
        <draw:connector draw:style-name="gr3" draw:text-style-name="P1" draw:layer="layout" draw:type="line" svg:x1="25.765cm" svg:y1="11.178cm" svg:x2="26.654cm" svg:y2="11.178cm" draw:start-shape="id7" draw:start-glue-point="1" draw:end-shape="id8" draw:end-glue-point="3" svg:d="M25765 11178h889" svg:viewBox="0 0 890 1">
          <text:p/>
        </draw:connector>
        <draw:connector draw:style-name="gr3" draw:text-style-name="P1" draw:layer="layout" draw:type="line" svg:x1="28.305cm" svg:y1="11.178cm" svg:x2="29.321cm" svg:y2="11.178cm" draw:start-shape="id8" draw:start-glue-point="1" draw:end-shape="id9" draw:end-glue-point="3" svg:d="M28305 11178h1016" svg:viewBox="0 0 1017 1">
          <text:p/>
        </draw:connector>
        <draw:connector draw:style-name="gr3" draw:text-style-name="P1" draw:layer="layout" draw:type="line" svg:x1="30.972cm" svg:y1="11.178cm" svg:x2="31.988cm" svg:y2="11.178cm" draw:start-shape="id9" draw:start-glue-point="1" draw:end-shape="id10" draw:end-glue-point="3" svg:d="M30972 11178h1016" svg:viewBox="0 0 1017 1">
          <text:p/>
        </draw:connector>
        <draw:connector draw:style-name="gr5" draw:text-style-name="P1" xml:id="id17" draw:id="id17" draw:layer="layout" draw:type="line" svg:x1="22.018cm" svg:y1="12.385cm" svg:x2="22.018cm" svg:y2="12.385cm" draw:start-shape="id1" draw:end-shape="id1" draw:end-glue-point="0" svg:d="M22018 12385z" svg:viewBox="0 0 1 1">
          <text:p/>
        </draw:connector>
        <draw:frame draw:style-name="standard" xml:id="id30" draw:id="id30" draw:layer="layout" svg:width="27.941cm" svg:height="2.795cm" svg:x="8.374cm" svg:y="16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2" table:default-cell-style-name="ce1">
              <table:table-cell/>
              <table:table-cell>
                <text:p><text:span text:style-name="T1">Full Lights </text:span></text:p>
                <text:p><text:span text:style-name="T1">Means</text:span></text:p>
                <text:p><text:span text:style-name="T1">Sending</text:span></text:p>
                <text:p><text:span text:style-name="T1"/></text:p>
                <text:p><text:span text:style-name="T1">20 LEDs</text:span></text:p>
              </table:table-cell>
              <table:table-cell>
                <text:p><text:span text:style-name="T1">Partial Lights</text:span></text:p>
                <text:p><text:span text:style-name="T1"/></text:p>
                <text:p><text:span text:style-name="T1"/></text:p>
                <text:p><text:span text:style-name="T1">10 LEDs</text:span></text:p>
              </table:table-cell>
              <table:table-cell table:style-name="ce2">
                <text:p><text:span text:style-name="T1">Partial Lights</text:span></text:p>
                <text:p><text:span text:style-name="T1"/></text:p>
                <text:p><text:span text:style-name="T1"/></text:p>
                <text:p><text:span text:style-name="T1">5 LEDs</text:span></text:p>
              </table:table-cell>
              <table:table-cell table:style-name="ce3">
                <text:p><text:span text:style-name="T1">Partial Lights</text:span></text:p>
                <text:p><text:span text:style-name="T1"/></text:p>
                <text:p><text:span text:style-name="T1"/></text:p>
                <text:p><text:span text:style-name="T1">1 LEDs</text:span></text:p>
              </table:table-cell>
              <table:table-cell table:style-name="ce4"/>
              <table:table-cell table:style-name="ce5">
                <text:p><text:span text:style-name="T1">Partial</text:span></text:p>
                <text:p><text:span text:style-name="T1">Lights</text:span></text:p>
                <text:p><text:span text:style-name="T1"/></text:p>
                <text:p><text:span text:style-name="T1"/></text:p>
                <text:p><text:span text:style-name="T1">10 LEDs</text:span></text:p>
              </table:table-cell>
              <table:table-cell table:style-name="ce6">
                <text:p><text:span text:style-name="T1">Partial</text:span></text:p>
                <text:p><text:span text:style-name="T1">Lights</text:span></text:p>
                <text:p><text:span text:style-name="T1"/></text:p>
                <text:p><text:span text:style-name="T1"/></text:p>
                <text:p><text:span text:style-name="T1">20 LEDs</text:span></text:p>
              </table:table-cell>
              <table:table-cell table:style-name="ce7">
                <text:p><text:span text:style-name="T1">Closed</text:span></text:p>
                <text:p><text:span text:style-name="T1">Portal</text:span></text:p>
                <text:p><text:span text:style-name="T1">Projected</text:span></text:p>
                <text:p><text:span text:style-name="T1"/></text:p>
                <text:p><text:span text:style-name="T1">20 LEDs</text:span></text:p>
              </table:table-cell>
              <table:table-cell table:style-name="ce7">
                <text:p><text:span text:style-name="T1">Live Video Portal</text:span></text:p>
                <text:p><text:span text:style-name="T1"/></text:p>
                <text:p><text:span text:style-name="T1"/></text:p>
                <text:p><text:span text:style-name="T1">20 LEDs</text:span></text:p>
              </table:table-cell>
              <table:table-cell table:style-name="ce7">
                <text:p><text:span text:style-name="T1">Closed Portal</text:span></text:p>
                <text:p><text:span text:style-name="T1">Projected</text:span></text:p>
                <text:p><text:span text:style-name="T1"/></text:p>
                <text:p><text:span text:style-name="T1">20 LEDs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5" draw:text-style-name="P1" xml:id="id21" draw:id="id21" draw:layer="layout" draw:type="curve" svg:x1="25.765cm" svg:y1="11.178cm" svg:x2="25.765cm" svg:y2="11.178cm" draw:start-shape="id7" draw:start-glue-point="1" draw:end-shape="id7" svg:d="M25765 11178z" svg:viewBox="0 0 1 1">
          <text:p/>
        </draw:connector>
        <draw:connector draw:style-name="gr4" draw:text-style-name="P1" draw:layer="layout" draw:type="curve" draw:line-skew="-0.444cm -0.235cm" svg:x1="30.972cm" svg:y1="11.178cm" svg:x2="32.813cm" svg:y2="12.004cm" draw:start-shape="id9" draw:start-glue-point="1" draw:end-shape="id10" draw:end-glue-point="2" svg:d="M30972 11178c96 0 80 547 516 853s1325 372 1325-27" svg:viewBox="0 0 1842 1105">
          <text:p/>
        </draw:connector>
        <draw:circle draw:style-name="gr2" draw:text-style-name="P2" xml:id="id11" draw:id="id11" draw:layer="layout" svg:width="1.651cm" svg:height="1.651cm" svg:x="18.653cm" svg:y="13.909cm">
          <text:p text:style-name="P2">-1</text:p>
        </draw:circle>
        <draw:circle draw:style-name="gr2" draw:text-style-name="P2" xml:id="id13" draw:id="id13" draw:layer="layout" svg:width="1.651cm" svg:height="1.651cm" svg:x="16.113cm" svg:y="13.909cm">
          <text:p text:style-name="P2">-2</text:p>
        </draw:circle>
        <draw:circle draw:style-name="gr2" draw:text-style-name="P2" xml:id="id15" draw:id="id15" draw:layer="layout" svg:width="1.651cm" svg:height="1.651cm" svg:x="13.446cm" svg:y="13.909cm">
          <text:p text:style-name="P2">-3</text:p>
        </draw:circle>
        <draw:circle draw:style-name="gr2" draw:text-style-name="P2" xml:id="id29" draw:id="id29" draw:layer="layout" svg:width="1.651cm" svg:height="1.651cm" svg:x="11.033cm" svg:y="13.909cm">
          <text:p text:style-name="P2">-4</text:p>
        </draw:circle>
        <draw:circle draw:style-name="gr2" draw:text-style-name="P2" xml:id="id16" draw:id="id16" draw:layer="layout" svg:width="1.651cm" svg:height="1.651cm" svg:x="18.653cm" svg:y="10.535cm">
          <text:p text:style-name="P2">-1</text:p>
        </draw:circle>
        <draw:circle draw:style-name="gr2" draw:text-style-name="P2" xml:id="id12" draw:id="id12" draw:layer="layout" svg:width="1.651cm" svg:height="1.651cm" svg:x="16.113cm" svg:y="10.535cm">
          <text:p text:style-name="P2">-2</text:p>
        </draw:circle>
        <draw:circle draw:style-name="gr2" draw:text-style-name="P2" xml:id="id14" draw:id="id14" draw:layer="layout" svg:width="1.651cm" svg:height="1.651cm" svg:x="13.446cm" svg:y="10.535cm">
          <text:p text:style-name="P2">-3</text:p>
        </draw:circle>
        <draw:circle draw:style-name="gr2" draw:text-style-name="P2" xml:id="id24" draw:id="id24" draw:layer="layout" svg:width="1.651cm" svg:height="1.651cm" svg:x="11.033cm" svg:y="10.535cm">
          <text:p text:style-name="P2">-4</text:p>
        </draw:circle>
        <draw:circle draw:style-name="gr2" draw:text-style-name="P2" xml:id="id22" draw:id="id22" draw:layer="layout" svg:width="1.651cm" svg:height="1.651cm" svg:x="8.493cm" svg:y="10.48cm">
          <text:p text:style-name="P2">-5</text:p>
        </draw:circle>
        <draw:connector draw:style-name="gr6" draw:text-style-name="P1" draw:layer="layout" draw:type="line" svg:x1="19.478cm" svg:y1="13.909cm" svg:x2="16.938cm" svg:y2="12.186cm" draw:start-shape="id11" draw:start-glue-point="0" draw:end-shape="id12" draw:end-glue-point="2" svg:d="M19478 13909l-2540-1723" svg:viewBox="0 0 2541 1724">
          <text:p/>
        </draw:connector>
        <draw:connector draw:style-name="gr6" draw:text-style-name="P1" draw:layer="layout" draw:type="line" svg:x1="16.938cm" svg:y1="13.909cm" svg:x2="14.271cm" svg:y2="12.186cm" draw:start-shape="id13" draw:start-glue-point="0" draw:end-shape="id14" draw:end-glue-point="2" svg:d="M16938 13909l-2667-1723" svg:viewBox="0 0 2668 1724">
          <text:p/>
        </draw:connector>
        <draw:connector draw:style-name="gr6" draw:text-style-name="P1" draw:layer="layout" draw:type="line" svg:x1="14.271cm" svg:y1="13.909cm" svg:x2="14.271cm" svg:y2="12.186cm" draw:start-shape="id15" draw:start-glue-point="0" draw:end-shape="id14" draw:end-glue-point="2" svg:d="M14271 13909v-1723" svg:viewBox="0 0 1 1724">
          <text:p/>
        </draw:connector>
        <draw:connector draw:style-name="gr5" draw:text-style-name="P1" xml:id="id18" draw:id="id18" draw:layer="layout" draw:type="curve" svg:x1="20.304cm" svg:y1="11.36cm" svg:x2="20.304cm" svg:y2="11.36cm" draw:start-shape="id16" draw:start-glue-point="1" draw:end-shape="id16" svg:d="M20304 11360z" svg:viewBox="0 0 1 1">
          <text:p/>
        </draw:connector>
        <draw:connector draw:style-name="gr7" draw:text-style-name="P1" draw:layer="layout" draw:type="curve" svg:x1="22.018cm" svg:y1="14.036cm" svg:x2="20.304cm" svg:y2="14.734cm" draw:start-shape="id1" draw:start-glue-point="2" draw:end-shape="id11" draw:end-glue-point="1" svg:d="M22018 14036c0 466-571 698-1714 698" svg:viewBox="0 0 1715 699">
          <text:p/>
        </draw:connector>
        <draw:connector draw:style-name="gr6" draw:text-style-name="P1" draw:layer="layout" draw:type="curve" draw:line-skew="0.62cm" svg:x1="22.018cm" svg:y1="12.385cm" svg:x2="20.304cm" svg:y2="11.36cm" draw:start-shape="id17" draw:start-glue-point="0" draw:end-shape="id18" draw:end-glue-point="0" svg:d="M22018 12385c-355 0 501-1025-1714-1025" svg:viewBox="0 0 1715 1026">
          <text:p/>
        </draw:connector>
        <draw:connector draw:style-name="gr4" draw:text-style-name="P1" draw:layer="layout" draw:type="curve" draw:line-skew="0cm -0.383cm" svg:x1="35.798cm" svg:y1="11.178cm" svg:x2="32.813cm" svg:y2="10.353cm" draw:start-shape="id19" draw:start-glue-point="1" draw:end-shape="id10" svg:d="M35798 11178c751 0 626-855-308-1393s-2677-758-2677 568" svg:viewBox="0 0 3474 1815">
          <text:p/>
        </draw:connector>
        <draw:connector draw:style-name="gr8" draw:text-style-name="P1" draw:layer="layout" draw:type="curve" svg:x1="32.813cm" svg:y1="10.353cm" svg:x2="40.179cm" svg:y2="8.702cm" draw:start-shape="id10" draw:end-shape="id20" draw:end-glue-point="0" svg:d="M32813 10353c0-3228 7366-2402 7366-1651" svg:viewBox="0 0 7367 2335">
          <text:p/>
        </draw:connector>
        <draw:connector draw:style-name="gr9" draw:text-style-name="P1" draw:layer="layout" draw:type="curve" draw:line-skew="-0.288cm" svg:x1="25.765cm" svg:y1="11.178cm" svg:x2="27.479cm" svg:y2="12.004cm" draw:start-shape="id21" draw:start-glue-point="0" draw:end-shape="id8" draw:end-glue-point="2" svg:d="M25765 11178c0 1558 1714 1145 1714 826" svg:viewBox="0 0 1715 1127">
          <text:p/>
        </draw:connector>
        <draw:connector draw:style-name="gr9" draw:text-style-name="P1" draw:layer="layout" draw:type="curve" draw:line-skew="-0.42cm -0.307cm" svg:x1="28.305cm" svg:y1="11.178cm" svg:x2="30.146cm" svg:y2="12.004cm" draw:start-shape="id8" draw:start-glue-point="1" draw:end-shape="id9" draw:end-glue-point="2" svg:d="M28305 11178c132 0 110 511 537 790s1304 327 1304 36" svg:viewBox="0 0 1842 1024">
          <text:p/>
        </draw:connector>
        <draw:connector draw:style-name="gr8" draw:text-style-name="P1" draw:layer="layout" draw:type="curve" svg:x1="30.146cm" svg:y1="10.353cm" svg:x2="40.179cm" svg:y2="8.702cm" draw:start-shape="id9" draw:start-glue-point="0" draw:end-shape="id20" draw:end-glue-point="0" svg:d="M30146 10353c0-3228 10033-2402 10033-1651" svg:viewBox="0 0 10034 2335">
          <text:p/>
        </draw:connector>
        <draw:connector draw:style-name="gr8" draw:text-style-name="P1" draw:layer="layout" draw:type="curve" svg:x1="34.972cm" svg:y1="10.353cm" svg:x2="40.179cm" svg:y2="8.702cm" draw:start-shape="id19" draw:start-glue-point="0" draw:end-shape="id20" draw:end-glue-point="0" svg:d="M34972 10353c0-3228 5207-2402 5207-1651" svg:viewBox="0 0 5208 2335">
          <text:p/>
        </draw:connector>
        <draw:connector draw:style-name="gr4" draw:text-style-name="P1" draw:layer="layout" draw:type="curve" draw:line-skew="0.162cm" svg:x1="9.318cm" svg:y1="10.48cm" svg:x2="3.857cm" svg:y2="8.321cm" draw:start-shape="id22" draw:start-glue-point="0" draw:end-shape="id23" draw:end-glue-point="0" svg:d="M9318 10480c0-3747-5461-2667-5461-2159" svg:viewBox="0 0 5462 2703">
          <text:p/>
        </draw:connector>
        <draw:connector draw:style-name="gr4" draw:text-style-name="P1" draw:layer="layout" draw:type="curve" svg:x1="11.858cm" svg:y1="10.535cm" svg:x2="3.857cm" svg:y2="8.321cm" draw:start-shape="id24" draw:start-glue-point="0" draw:end-shape="id23" draw:end-glue-point="0" svg:d="M11858 10535c0-4072-8001-2965-8001-2214" svg:viewBox="0 0 8002 2942">
          <text:p/>
        </draw:connector>
        <draw:circle draw:style-name="gr2" draw:text-style-name="P2" xml:id="id20" draw:id="id20" draw:layer="layout" svg:width="1.651cm" svg:height="1.651cm" svg:x="39.354cm" svg:y="8.702cm">
          <text:p text:style-name="P2">To: -3</text:p>
        </draw:circle>
        <draw:circle draw:style-name="gr2" draw:text-style-name="P2" xml:id="id23" draw:id="id23" draw:layer="layout" svg:width="1.651cm" svg:height="1.651cm" svg:x="3.032cm" svg:y="8.321cm">
          <text:p text:style-name="P2">To: 3</text:p>
        </draw:circle>
        <draw:connector draw:style-name="gr4" draw:text-style-name="P1" draw:layer="layout" draw:type="curve" svg:x1="14.271cm" svg:y1="10.535cm" svg:x2="3.857cm" svg:y2="8.321cm" draw:start-shape="id14" draw:start-glue-point="0" draw:end-shape="id23" draw:end-glue-point="0" svg:d="M14271 10535c0-4072-10414-2965-10414-2214" svg:viewBox="0 0 10415 2942">
          <text:p/>
        </draw:connector>
        <draw:rect draw:style-name="gr2" draw:text-style-name="P3" xml:id="id25" draw:id="id25" draw:layer="layout" svg:width="3.048cm" svg:height="1.524cm" svg:x="10.922cm" svg:y="3.622cm">
          <text:p text:style-name="P2"><text:span text:style-name="T1">Short Orange</text:span></text:p>
          <text:p text:style-name="P2"><text:span text:style-name="T1">Button Press</text:span></text:p>
        </draw:rect>
        <draw:rect draw:style-name="gr2" draw:text-style-name="P3" xml:id="id26" draw:id="id26" draw:layer="layout" svg:width="3.048cm" svg:height="1.524cm" svg:x="15.748cm" svg:y="3.622cm">
          <text:p text:style-name="P2"><text:span text:style-name="T1">Short Blue</text:span></text:p>
          <text:p text:style-name="P2"><text:span text:style-name="T1">Button Press</text:span></text:p>
        </draw:rect>
        <draw:connector draw:style-name="gr3" draw:text-style-name="P1" draw:layer="layout" draw:type="curve" svg:x1="10.922cm" svg:y1="4.384cm" svg:x2="12.446cm" svg:y2="3.622cm" draw:start-shape="id25" draw:start-glue-point="3" draw:end-shape="id25" svg:d="M10922 4384c-751 0-627-632-58-1010s1582-503 1582 248" svg:viewBox="0 0 2049 1312">
          <text:p/>
        </draw:connector>
        <draw:connector draw:style-name="gr10" draw:text-style-name="P1" draw:layer="layout" draw:type="curve" svg:x1="15.748cm" svg:y1="4.384cm" svg:x2="17.272cm" svg:y2="3.622cm" draw:start-shape="id26" draw:start-glue-point="3" draw:end-shape="id26" draw:end-glue-point="0" svg:d="M15748 4384c-751 0-627-632-58-1010s1582-503 1582 248" svg:viewBox="0 0 2049 1312">
          <text:p/>
        </draw:connector>
        <draw:rect draw:style-name="gr2" draw:text-style-name="P3" xml:id="id31" draw:id="id31" draw:layer="layout" svg:width="3.81cm" svg:height="2.622cm" svg:x="20.05cm" svg:y="23.225cm">
          <text:p text:style-name="P2"><text:span text:style-name="T1">From Any State</text:span></text:p>
          <text:p text:style-name="P2"><text:span text:style-name="T1">Long Press Single</text:span></text:p>
          <text:p text:style-name="P2"><text:span text:style-name="T1">Button To Reset</text:span></text:p>
        </draw:rect>
        <draw:rect draw:style-name="gr2" draw:text-style-name="P3" xml:id="id27" draw:id="id27" draw:layer="layout" svg:width="3.81cm" svg:height="1.524cm" svg:x="24.765cm" svg:y="3.581cm">
          <text:p text:style-name="P2"><text:span text:style-name="T1">Press Both Buttons</text:span></text:p>
          <text:p text:style-name="P2"><text:span text:style-name="T1">Long -Orange First</text:span></text:p>
        </draw:rect>
        <draw:connector draw:style-name="gr4" draw:text-style-name="P1" draw:layer="layout" draw:type="curve" svg:x1="24.765cm" svg:y1="4.343cm" svg:x2="26.67cm" svg:y2="3.581cm" draw:start-shape="id27" draw:start-glue-point="3" draw:end-shape="id27" draw:end-glue-point="0" svg:d="M24765 4343c-751 0-626-632 38-1010s1867-503 1867 248" svg:viewBox="0 0 2419 1312">
          <text:p/>
        </draw:connector>
        <draw:rect draw:style-name="gr2" draw:text-style-name="P3" xml:id="id28" draw:id="id28" draw:layer="layout" svg:width="3.048cm" svg:height="1.524cm" svg:x="20.304cm" svg:y="3.622cm">
          <text:p text:style-name="P2"><text:span text:style-name="T1">Automatic State</text:span></text:p>
          <text:p text:style-name="P2"><text:span text:style-name="T1">Change</text:span></text:p>
        </draw:rect>
        <draw:connector draw:style-name="gr11" draw:text-style-name="P1" xml:id="id36" draw:id="id36" draw:layer="layout" draw:type="curve" svg:x1="20.304cm" svg:y1="4.384cm" svg:x2="21.828cm" svg:y2="3.622cm" draw:start-shape="id28" draw:start-glue-point="3" draw:end-shape="id28" draw:end-glue-point="0" svg:d="M20304 4384c-751 0-627-632-58-1010s1582-503 1582 248" svg:viewBox="0 0 2049 1312">
          <text:p/>
        </draw:connector>
        <draw:connector draw:style-name="gr7" draw:text-style-name="P1" draw:layer="layout" draw:type="curve" svg:x1="18.653cm" svg:y1="11.36cm" svg:x2="17.764cm" svg:y2="11.36cm" draw:start-shape="id16" draw:start-glue-point="3" draw:end-shape="id12" draw:end-glue-point="1" svg:d="M18653 11360h-889" svg:viewBox="0 0 890 1">
          <text:p/>
        </draw:connector>
        <draw:connector draw:style-name="gr7" draw:text-style-name="P1" draw:layer="layout" draw:type="curve" svg:x1="16.113cm" svg:y1="11.36cm" svg:x2="15.097cm" svg:y2="11.36cm" draw:start-shape="id12" draw:start-glue-point="3" draw:end-shape="id14" draw:end-glue-point="1" svg:d="M16113 11360h-1016" svg:viewBox="0 0 1017 1">
          <text:p/>
        </draw:connector>
        <draw:connector draw:style-name="gr7" draw:text-style-name="P1" draw:layer="layout" draw:type="curve" svg:x1="13.446cm" svg:y1="11.36cm" svg:x2="12.684cm" svg:y2="11.36cm" draw:start-shape="id14" draw:start-glue-point="3" draw:end-shape="id24" draw:end-glue-point="1" svg:d="M13446 11360h-762" svg:viewBox="0 0 763 1">
          <text:p/>
        </draw:connector>
        <draw:connector draw:style-name="gr8" draw:text-style-name="P1" draw:layer="layout" draw:type="curve" draw:line-skew="2.911cm -0.226cm" svg:x1="18.653cm" svg:y1="11.36cm" svg:x2="16.938cm" svg:y2="12.186cm" draw:start-shape="id16" draw:start-glue-point="3" draw:end-shape="id12" draw:end-glue-point="2" svg:d="M18653 11360c-195 0-162 551-542 860s-1173 378-1173-34" svg:viewBox="0 0 1716 1115">
          <text:p/>
        </draw:connector>
        <draw:connector draw:style-name="gr8" draw:text-style-name="P1" draw:layer="layout" draw:type="curve" draw:line-skew="0.572cm -0.274cm" svg:x1="16.113cm" svg:y1="11.36cm" svg:x2="14.271cm" svg:y2="12.186cm" draw:start-shape="id12" draw:start-glue-point="3" draw:end-shape="id14" draw:end-glue-point="2" svg:d="M16113 11360c96 0 81 527-404 818s-1438 348-1438 8" svg:viewBox="0 0 1890 1060">
          <text:p/>
        </draw:connector>
        <draw:connector draw:style-name="gr6" draw:text-style-name="P1" draw:layer="layout" draw:type="curve" draw:line-skew="2.991cm -0.235cm" svg:x1="13.446cm" svg:y1="11.36cm" svg:x2="11.858cm" svg:y2="12.186cm" draw:start-shape="id14" draw:start-glue-point="3" draw:end-shape="id24" draw:end-glue-point="2" svg:d="M13446 11360c115 0 97 547-329 853s-1259 372-1259-27" svg:viewBox="0 0 1649 1105">
          <text:p/>
        </draw:connector>
        <draw:connector draw:style-name="gr10" draw:text-style-name="P1" draw:layer="layout" draw:type="curve" svg:x1="18.653cm" svg:y1="14.734cm" svg:x2="17.764cm" svg:y2="14.734cm" draw:start-shape="id11" draw:start-glue-point="3" draw:end-shape="id13" draw:end-glue-point="1" svg:d="M18653 14734h-889" svg:viewBox="0 0 890 1">
          <text:p/>
        </draw:connector>
        <draw:connector draw:style-name="gr7" draw:text-style-name="P1" draw:layer="layout" draw:type="curve" svg:x1="16.113cm" svg:y1="14.734cm" svg:x2="15.097cm" svg:y2="14.734cm" draw:start-shape="id13" draw:start-glue-point="3" draw:end-shape="id15" draw:end-glue-point="1" svg:d="M16113 14734h-1016" svg:viewBox="0 0 1017 1">
          <text:p/>
        </draw:connector>
        <draw:connector draw:style-name="gr12" draw:text-style-name="P1" xml:id="id39" draw:id="id39" draw:layer="layout" draw:type="curve" draw:line-skew="3.038cm" svg:x1="11.033cm" svg:y1="11.36cm" svg:x2="9.318cm" svg:y2="10.48cm" draw:start-shape="id24" draw:start-glue-point="3" draw:end-shape="id22" draw:end-glue-point="0" svg:d="M11033 11360c-4 0-3-691-431-1099s-1284-532-1284 219" svg:viewBox="0 0 1716 1426">
          <text:p/>
        </draw:connector>
        <draw:connector draw:style-name="gr3" draw:text-style-name="P1" draw:layer="layout" draw:type="curve" draw:line-skew="-2.041cm 2.832cm 9.619cm" svg:x1="11.033cm" svg:y1="14.734cm" svg:x2="31.734cm" svg:y2="14.552cm" draw:start-shape="id29" draw:start-glue-point="3" draw:end-shape="id5" draw:end-glue-point="3" svg:d="M11033 14734c-3813 0-2542 1506 9126 1506 11669 0 11716-1688 11575-1688" svg:viewBox="0 0 22652 1689">
          <text:p/>
        </draw:connector>
        <draw:connector draw:style-name="gr5" draw:text-style-name="P1" draw:layer="layout" draw:type="curve" svg:x1="36.315cm" svg:y1="17.797cm" svg:x2="36.315cm" svg:y2="17.797cm" draw:start-shape="id30" draw:end-shape="id30" svg:d="M36315 17797z" svg:viewBox="0 0 1 1">
          <text:p/>
        </draw:connector>
        <draw:connector draw:style-name="gr13" draw:text-style-name="P1" draw:layer="layout" draw:type="curve" svg:x1="20.05cm" svg:y1="24.536cm" svg:x2="22.018cm" svg:y2="14.036cm" draw:start-shape="id31" draw:start-glue-point="3" draw:end-shape="id1" draw:end-glue-point="2" svg:d="M20050 24536c-751 0-627-2953 53-3855s1915 247 1915-6645" svg:viewBox="0 0 2481 10501">
          <text:p/>
        </draw:connector>
        <draw:connector draw:style-name="gr14" draw:text-style-name="P1" draw:layer="layout" draw:type="curve" svg:x1="23.86cm" svg:y1="24.536cm" svg:x2="22.018cm" svg:y2="14.036cm" draw:start-shape="id31" draw:start-glue-point="1" draw:end-shape="id1" draw:end-glue-point="2" svg:d="M23860 24536c751 0 626-2953-22-3855s-1820 247-1820-6645" svg:viewBox="0 0 2358 10501">
          <text:p/>
        </draw:connector>
        <draw:rect draw:style-name="gr2" draw:text-style-name="P3" xml:id="id32" draw:id="id32" draw:layer="layout" svg:width="3.81cm" svg:height="1.524cm" svg:x="29.702cm" svg:y="3.622cm">
          <text:p text:style-name="P2"><text:span text:style-name="T1">Press Both Buttons</text:span></text:p>
          <text:p text:style-name="P2"><text:span text:style-name="T1">Long -Blue First</text:span></text:p>
        </draw:rect>
        <draw:connector draw:style-name="gr8" draw:text-style-name="P1" draw:layer="layout" draw:type="curve" svg:x1="29.702cm" svg:y1="4.384cm" svg:x2="31.607cm" svg:y2="3.622cm" draw:start-shape="id32" draw:start-glue-point="3" draw:end-shape="id32" draw:end-glue-point="0" svg:d="M29702 4384c-751 0-626-632 38-1010s1867-503 1867 248" svg:viewBox="0 0 2419 1312">
          <text:p/>
        </draw:connector>
        <draw:connector draw:style-name="gr5" draw:text-style-name="P1" draw:layer="layout" draw:type="curve" svg:x1="39.417cm" svg:y1="10.906cm" svg:x2="33.988cm" svg:y2="10.121cm" draw:start-shape="id33" draw:start-glue-point="0" draw:end-shape="id34" draw:end-glue-point="0" svg:d="M39417 10906c0-2442-5429-2049-5429-785" svg:viewBox="0 0 5430 1787">
          <text:p/>
        </draw:connector>
        <draw:connector draw:style-name="gr5" draw:text-style-name="P1" draw:layer="layout" draw:type="curve" svg:x1="19.034cm" svg:y1="2.524cm" svg:x2="20.246cm" svg:y2="3.374cm" draw:start-shape="id35" draw:end-shape="id36" draw:end-glue-point="0" svg:d="M19034 2524c0-750 1212-1175 1212 850" svg:viewBox="0 0 1213 1473">
          <text:p/>
        </draw:connector>
        <draw:frame draw:style-name="gr15" draw:text-style-name="P4" xml:id="id35" draw:id="id35" draw:layer="layout" svg:width="4.572cm" svg:height="1.397cm" svg:x="16.748cm" svg:y="2.524cm">
          <draw:text-box>
            <text:p text:style-name="P2"><text:span text:style-name="T1">Cause</text:span></text:p>
          </draw:text-box>
        </draw:frame>
        <draw:frame draw:style-name="gr15" draw:text-style-name="P4" draw:layer="layout" svg:width="4.572cm" svg:height="1.397cm" svg:x="0.492cm" svg:y="15.224cm">
          <draw:text-box>
            <text:p><text:span text:style-name="T1">Allowed Only if Remote in state &gt; 1</text:span></text:p>
          </draw:text-box>
        </draw:frame>
        <draw:frame draw:style-name="gr16" draw:text-style-name="P5" draw:layer="layout" svg:width="3.937cm" svg:height="3.302cm" svg:x="1.381cm" svg:y="22.59cm">
          <draw:text-box>
            <text:p/>
            <text:p/>
            <text:p>Networked States</text:p>
          </draw:text-box>
        </draw:frame>
        <draw:frame draw:style-name="gr17" draw:text-style-name="P5" draw:layer="layout" svg:width="4.953cm" svg:height="6.632cm" svg:x="1.381cm" svg:y="4.02cm">
          <draw:text-box>
            <text:p>Self</text:p>
            <text:p>States</text:p>
          </draw:text-box>
        </draw:frame>
        <draw:connector draw:style-name="gr6" draw:text-style-name="P1" draw:layer="layout" draw:type="curve" draw:line-skew="-0.46cm" svg:x1="9.318cm" svg:y1="10.48cm" svg:x2="14.271cm" svg:y2="10.535cm" draw:start-shape="id22" draw:start-glue-point="0" draw:end-shape="id14" draw:end-glue-point="0" svg:d="M9318 10480c0-1441 4953-1469 4953 55" svg:viewBox="0 0 4954 1140">
          <text:p/>
        </draw:connector>
        <draw:connector draw:style-name="gr6" draw:text-style-name="P1" draw:layer="layout" draw:type="curve" draw:line-skew="-0.328cm" svg:x1="11.858cm" svg:y1="10.535cm" svg:x2="14.271cm" svg:y2="10.535cm" draw:start-shape="id24" draw:start-glue-point="0" draw:end-shape="id14" draw:end-glue-point="0" svg:d="M11858 10535c0-1243 2413-1243 2413 0" svg:viewBox="0 0 2414 933">
          <text:p/>
        </draw:connector>
        <draw:connector draw:style-name="gr5" draw:text-style-name="P1" draw:layer="layout" draw:type="curve" svg:x1="37.576cm" svg:y1="12.684cm" svg:x2="35.798cm" svg:y2="14.552cm" draw:start-shape="id37" draw:start-glue-point="3" draw:end-shape="id6" svg:d="M37576 12684c-1332 0-443 1868-1778 1868" svg:viewBox="0 0 1779 1869">
          <text:p/>
        </draw:connector>
        <draw:frame draw:style-name="gr18" draw:text-style-name="P4" xml:id="id37" draw:id="id37" draw:layer="layout" svg:width="4.572cm" svg:height="0.762cm" svg:x="37.576cm" svg:y="12.303cm">
          <draw:text-box draw:corner-radius="0.508cm">
            <text:p><text:span text:style-name="T1">Loads Next Effect</text:span></text:p>
          </draw:text-box>
        </draw:frame>
        <draw:connector draw:style-name="gr3" draw:text-style-name="P1" draw:layer="layout" draw:type="line" svg:x1="33.639cm" svg:y1="11.178cm" svg:x2="34.147cm" svg:y2="11.178cm" draw:start-shape="id10" draw:start-glue-point="1" draw:end-shape="id19" draw:end-glue-point="3" svg:d="M33639 11178h508" svg:viewBox="0 0 509 1">
          <text:p/>
        </draw:connector>
        <draw:connector draw:style-name="gr4" draw:text-style-name="P1" draw:layer="layout" draw:type="curve" draw:line-skew="-2.641cm" svg:x1="33.639cm" svg:y1="11.178cm" svg:x2="34.972cm" svg:y2="12.004cm" draw:start-shape="id10" draw:start-glue-point="1" draw:end-shape="id19" draw:end-glue-point="2" svg:d="M33639 11178c28 0 22 664 349 1058s984 519 984-232" svg:viewBox="0 0 1334 1373">
          <text:p/>
        </draw:connector>
        <draw:connector draw:style-name="gr5" draw:text-style-name="P1" draw:layer="layout" draw:type="curve" svg:x1="37.576cm" svg:y1="12.684cm" svg:x2="35.417cm" svg:y2="11.884cm" draw:start-shape="id37" svg:d="M37576 12684c-1993 0-914-800-2159-800" svg:viewBox="0 0 2160 801">
          <text:p/>
        </draw:connector>
        <draw:connector draw:style-name="gr12" draw:text-style-name="P1" xml:id="id34" draw:id="id34" draw:layer="layout" draw:type="curve" draw:line-skew="-2.641cm" svg:x1="33.639cm" svg:y1="11.178cm" svg:x2="34.972cm" svg:y2="10.353cm" draw:start-shape="id10" draw:start-glue-point="1" draw:end-shape="id19" draw:end-glue-point="0" svg:d="M33639 11178c28 0 22-663 349-1057s984-519 984 232" svg:viewBox="0 0 1334 1372">
          <text:p/>
        </draw:connector>
        <draw:connector draw:style-name="gr3" draw:text-style-name="P1" draw:layer="layout" draw:type="curve" draw:line-skew="0cm -0.155cm" svg:x1="35.798cm" svg:y1="11.178cm" svg:x2="32.813cm" svg:y2="10.353cm" draw:start-shape="id19" draw:start-glue-point="1" draw:end-shape="id10" svg:d="M35798 11178c751 0 626-741-308-1193s-2677-616-2677 368" svg:viewBox="0 0 3474 1551">
          <text:p/>
        </draw:connector>
        <draw:frame draw:style-name="gr19" draw:text-style-name="P4" xml:id="id33" draw:id="id33" draw:layer="layout" svg:width="5.207cm" svg:height="1.199cm" svg:x="36.814cm" svg:y="10.906cm">
          <draw:text-box draw:corner-radius="0.508cm">
            <text:p><text:span text:style-name="T1">Automatic on Video End</text:span></text:p>
          </draw:text-box>
        </draw:frame>
        <draw:connector draw:style-name="gr6" draw:text-style-name="P1" draw:layer="layout" draw:type="curve" draw:line-skew="3.09cm 0.043cm" svg:x1="11.033cm" svg:y1="11.36cm" svg:x2="9.318cm" svg:y2="12.131cm" draw:start-shape="id24" draw:start-glue-point="3" draw:end-shape="id22" draw:end-glue-point="2" svg:d="M11033 11360c73 0 61 686-386 1103s-1329 566-1329-332" svg:viewBox="0 0 1750 1434">
          <text:p/>
        </draw:connector>
        <draw:connector draw:style-name="gr7" draw:text-style-name="P1" draw:layer="layout" draw:type="curve" svg:x1="11.033cm" svg:y1="11.36cm" svg:x2="10.144cm" svg:y2="11.305cm" draw:start-shape="id24" draw:start-glue-point="3" draw:end-shape="id22" draw:end-glue-point="1" svg:d="M11033 11360c-666 0-222-55-889-55" svg:viewBox="0 0 890 56">
          <text:p/>
        </draw:connector>
        <draw:connector draw:style-name="gr5" draw:text-style-name="P1" draw:layer="layout" draw:type="curve" svg:x1="6.283cm" svg:y1="11.543cm" svg:x2="8.493cm" svg:y2="11.305cm" draw:end-shape="id22" draw:end-glue-point="3" svg:d="M6283 11543c1282 0 178-238 2210-238" svg:viewBox="0 0 2211 239">
          <text:p/>
        </draw:connector>
        <draw:frame draw:style-name="gr18" draw:text-style-name="P4" draw:layer="layout" svg:width="4.064cm" svg:height="0.762cm" svg:x="2.397cm" svg:y="11.16cm">
          <draw:text-box draw:corner-radius="0.508cm">
            <text:p><text:span text:style-name="T1">Loads Next Effect</text:span></text:p>
          </draw:text-box>
        </draw:frame>
        <draw:frame draw:style-name="gr19" draw:text-style-name="P4" xml:id="id38" draw:id="id38" draw:layer="layout" svg:width="5.207cm" svg:height="1.199cm" svg:x="1.381cm" svg:y="10.271cm">
          <draw:text-box draw:corner-radius="0.508cm">
            <text:p><text:span text:style-name="T1">Automatic on Video End</text:span></text:p>
          </draw:text-box>
        </draw:frame>
        <draw:connector draw:style-name="gr5" draw:text-style-name="P1" draw:layer="layout" draw:type="curve" draw:line-skew="0cm 0.295cm" svg:x1="6.588cm" svg:y1="10.87cm" svg:x2="10.602cm" svg:y2="10.261cm" draw:start-shape="id38" draw:start-glue-point="1" draw:end-shape="id39" draw:end-glue-point="0" svg:d="M6588 10870c2047 0 1705-584 2197-946s1817-501 1817 337" svg:viewBox="0 0 4015 1231">
          <text:p/>
        </draw:connector>
      </draw:page>
      <draw:page draw:name="page2" draw:style-name="dp1" draw:master-page-name="Default">
        <draw:ellipse draw:style-name="gr20" draw:text-style-name="P2" xml:id="id82" draw:id="id82" draw:layer="layout" svg:width="1.016cm" svg:height="0.889cm" svg:x="12.684cm" svg:y="17.383cm">
          <text:p/>
        </draw:ellipse>
        <draw:ellipse draw:style-name="gr20" draw:text-style-name="P2" xml:id="id68" draw:id="id68" draw:layer="layout" svg:width="1.016cm" svg:height="0.889cm" svg:x="30.21cm" svg:y="19.796cm">
          <text:p/>
        </draw:ellipse>
        <draw:ellipse draw:style-name="gr20" draw:text-style-name="P2" xml:id="id79" draw:id="id79" draw:layer="layout" svg:width="1.016cm" svg:height="0.889cm" svg:x="25.003cm" svg:y="15.224cm">
          <text:p/>
        </draw:ellipse>
        <draw:ellipse draw:style-name="gr20" draw:text-style-name="P2" xml:id="id74" draw:id="id74" draw:layer="layout" svg:width="1.016cm" svg:height="0.889cm" svg:x="15.828cm" svg:y="24.495cm">
          <text:p/>
        </draw:ellipse>
        <draw:ellipse draw:style-name="gr20" draw:text-style-name="P2" xml:id="id70" draw:id="id70" draw:layer="layout" svg:width="1.016cm" svg:height="0.889cm" svg:x="17.86cm" svg:y="19.88cm">
          <text:p/>
        </draw:ellipse>
        <draw:ellipse draw:style-name="gr20" draw:text-style-name="P2" xml:id="id61" draw:id="id61" draw:layer="layout" svg:width="3.302cm" svg:height="1.27cm" svg:x="30.052cm" svg:y="14.716cm">
          <text:p/>
        </draw:ellipse>
        <draw:frame draw:style-name="standard" draw:layer="layout" svg:width="14.096cm" svg:height="5.426cm" svg:x="15.701cm" svg:y="1.25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row table:style-name="ro3" table:default-cell-style-name="ce8">
              <table:table-cell>
                <text:p text:style-name="P2">Remote</text:p>
                <text:p text:style-name="P2">Cause</text:p>
              </table:table-cell>
              <table:table-cell>
                <text:p text:style-name="P2">Remote</text:p>
                <text:p text:style-name="P2">Cause</text:p>
              </table:table-cell>
              <table:table-cell>
                <text:p text:style-name="P2">Local</text:p>
                <text:p text:style-name="P2">Effect</text:p>
              </table:table-cell>
            </table:table-row>
            <table:table-row table:style-name="ro4" table:default-cell-style-name="ce9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ircle draw:style-name="gr2" draw:text-style-name="P2" xml:id="id45" draw:id="id45" draw:layer="layout" svg:width="1.651cm" svg:height="1.651cm" svg:x="21.701cm" svg:y="16.24cm">
          <text:p text:style-name="P2">0</text:p>
        </draw:circle>
        <draw:circle draw:style-name="gr2" draw:text-style-name="P2" xml:id="id40" draw:id="id40" draw:layer="layout" svg:width="1.651cm" svg:height="1.651cm" svg:x="24.085cm" svg:y="17.95cm">
          <text:p text:style-name="P2">1</text:p>
        </draw:circle>
        <draw:circle draw:style-name="gr2" draw:text-style-name="P2" xml:id="id41" draw:id="id41" draw:layer="layout" svg:width="1.651cm" svg:height="1.651cm" svg:x="26.625cm" svg:y="17.95cm">
          <text:p text:style-name="P2">2</text:p>
        </draw:circle>
        <draw:circle draw:style-name="gr2" draw:text-style-name="P2" xml:id="id42" draw:id="id42" draw:layer="layout" svg:width="1.651cm" svg:height="1.651cm" svg:x="29.292cm" svg:y="17.95cm">
          <text:p text:style-name="P2">3</text:p>
        </draw:circle>
        <draw:circle draw:style-name="gr2" draw:text-style-name="P2" xml:id="id47" draw:id="id47" draw:layer="layout" svg:width="1.651cm" svg:height="1.651cm" svg:x="31.705cm" svg:y="17.95cm">
          <text:p text:style-name="P2">4</text:p>
        </draw:circle>
        <draw:connector draw:style-name="gr3" draw:text-style-name="P1" xml:id="id69" draw:id="id69" draw:layer="layout" draw:type="curve" svg:x1="25.736cm" svg:y1="18.775cm" svg:x2="26.625cm" svg:y2="18.775cm" draw:start-shape="id40" draw:start-glue-point="1" draw:end-shape="id41" draw:end-glue-point="3" svg:d="M25736 18775h889" svg:viewBox="0 0 890 1">
          <text:p/>
        </draw:connector>
        <draw:connector draw:style-name="gr3" draw:text-style-name="P1" xml:id="id65" draw:id="id65" draw:layer="layout" draw:type="curve" svg:x1="28.276cm" svg:y1="18.775cm" svg:x2="29.292cm" svg:y2="18.775cm" draw:start-shape="id41" draw:start-glue-point="1" draw:end-shape="id42" draw:end-glue-point="3" svg:d="M28276 18775h1016" svg:viewBox="0 0 1017 1">
          <text:p/>
        </draw:connector>
        <draw:circle draw:style-name="gr2" draw:text-style-name="P2" xml:id="id72" draw:id="id72" draw:layer="layout" svg:width="1.651cm" svg:height="1.651cm" svg:x="34.118cm" svg:y="17.95cm">
          <text:p text:style-name="P2">5</text:p>
        </draw:circle>
        <draw:circle draw:style-name="gr2" draw:text-style-name="P2" xml:id="id43" draw:id="id43" draw:layer="layout" svg:width="1.651cm" svg:height="1.651cm" svg:x="24.21cm" svg:y="10.525cm">
          <text:p text:style-name="P2">1</text:p>
        </draw:circle>
        <draw:circle draw:style-name="gr2" draw:text-style-name="P2" draw:layer="layout" svg:width="1.651cm" svg:height="1.651cm" svg:x="26.75cm" svg:y="10.525cm">
          <text:p text:style-name="P2">2</text:p>
        </draw:circle>
        <draw:circle draw:style-name="gr2" draw:text-style-name="P2" xml:id="id56" draw:id="id56" draw:layer="layout" svg:width="1.651cm" svg:height="1.651cm" svg:x="29.417cm" svg:y="10.525cm">
          <text:p text:style-name="P2">3</text:p>
        </draw:circle>
        <draw:circle draw:style-name="gr2" draw:text-style-name="P2" xml:id="id55" draw:id="id55" draw:layer="layout" svg:width="1.651cm" svg:height="1.651cm" svg:x="32.084cm" svg:y="10.525cm">
          <text:p text:style-name="P2">4</text:p>
        </draw:circle>
        <draw:circle draw:style-name="gr2" draw:text-style-name="P2" xml:id="id54" draw:id="id54" draw:layer="layout" svg:width="1.651cm" svg:height="1.651cm" svg:x="34.243cm" svg:y="10.525cm">
          <text:p text:style-name="P2">5</text:p>
        </draw:circle>
        <draw:connector draw:style-name="gr5" draw:text-style-name="P1" draw:layer="layout" draw:type="curve" svg:x1="25.861cm" svg:y1="11.35cm" svg:x2="25.861cm" svg:y2="11.35cm" draw:start-shape="id43" draw:start-glue-point="1" draw:end-shape="id43" svg:d="M25861 11350z" svg:viewBox="0 0 1 1">
          <text:p/>
        </draw:connector>
        <draw:circle draw:style-name="gr2" draw:text-style-name="P2" xml:id="id51" draw:id="id51" draw:layer="layout" svg:width="1.651cm" svg:height="1.651cm" svg:x="18.624cm" svg:y="18.132cm">
          <text:p text:style-name="P2">-1</text:p>
        </draw:circle>
        <draw:circle draw:style-name="gr2" draw:text-style-name="P2" xml:id="id46" draw:id="id46" draw:layer="layout" svg:width="1.651cm" svg:height="1.651cm" svg:x="16.084cm" svg:y="18.132cm">
          <text:p text:style-name="P2">-2</text:p>
        </draw:circle>
        <draw:circle draw:style-name="gr2" draw:text-style-name="P2" xml:id="id52" draw:id="id52" draw:layer="layout" svg:width="1.651cm" svg:height="1.651cm" svg:x="13.417cm" svg:y="18.132cm">
          <text:p text:style-name="P2">-3</text:p>
        </draw:circle>
        <draw:circle draw:style-name="gr2" draw:text-style-name="P2" xml:id="id71" draw:id="id71" draw:layer="layout" svg:width="1.651cm" svg:height="1.651cm" svg:x="11.004cm" svg:y="18.132cm">
          <text:p text:style-name="P2">-4</text:p>
        </draw:circle>
        <draw:circle draw:style-name="gr2" draw:text-style-name="P2" xml:id="id44" draw:id="id44" draw:layer="layout" svg:width="1.651cm" svg:height="1.651cm" svg:x="18.749cm" svg:y="10.707cm">
          <text:p text:style-name="P2">-1</text:p>
        </draw:circle>
        <draw:circle draw:style-name="gr2" draw:text-style-name="P2" draw:layer="layout" svg:width="1.651cm" svg:height="1.651cm" svg:x="16.209cm" svg:y="10.707cm">
          <text:p text:style-name="P2">-2</text:p>
        </draw:circle>
        <draw:circle draw:style-name="gr2" draw:text-style-name="P2" xml:id="id57" draw:id="id57" draw:layer="layout" svg:width="1.651cm" svg:height="1.651cm" svg:x="13.542cm" svg:y="10.707cm">
          <text:p text:style-name="P2">-3</text:p>
        </draw:circle>
        <draw:circle draw:style-name="gr2" draw:text-style-name="P2" xml:id="id58" draw:id="id58" draw:layer="layout" svg:width="1.651cm" svg:height="1.651cm" svg:x="11.129cm" svg:y="10.707cm">
          <text:p text:style-name="P2">-4</text:p>
        </draw:circle>
        <draw:circle draw:style-name="gr2" draw:text-style-name="P2" xml:id="id59" draw:id="id59" draw:layer="layout" svg:width="1.651cm" svg:height="1.651cm" svg:x="8.589cm" svg:y="10.652cm">
          <text:p text:style-name="P2">-5</text:p>
        </draw:circle>
        <draw:connector draw:style-name="gr5" draw:text-style-name="P1" draw:layer="layout" draw:type="curve" svg:x1="20.4cm" svg:y1="11.532cm" svg:x2="20.4cm" svg:y2="11.532cm" draw:start-shape="id44" draw:start-glue-point="1" draw:end-shape="id44" svg:d="M20400 11532z" svg:viewBox="0 0 1 1">
          <text:p/>
        </draw:connector>
        <draw:connector draw:style-name="gr21" draw:text-style-name="P1" draw:layer="layout" draw:type="curve" svg:x1="22.526cm" svg:y1="17.891cm" svg:x2="16.909cm" svg:y2="19.783cm" draw:start-shape="id45" draw:start-glue-point="2" draw:end-shape="id46" draw:end-glue-point="2" svg:d="M22526 17891c0 3589-5617 2643-5617 1892" svg:viewBox="0 0 5618 2595">
          <text:p/>
        </draw:connector>
        <draw:connector draw:style-name="gr12" draw:text-style-name="P1" draw:layer="layout" draw:type="curve" svg:x1="30.117cm" svg:y1="19.601cm" svg:x2="32.53cm" svg:y2="19.601cm" draw:start-shape="id42" draw:start-glue-point="2" draw:end-shape="id47" svg:d="M30117 19601c0 751 2413 751 2413 0" svg:viewBox="0 0 2414 564">
          <text:p/>
        </draw:connector>
        <draw:rect draw:style-name="gr2" draw:text-style-name="P3" xml:id="id48" draw:id="id48" draw:layer="layout" svg:width="3.048cm" svg:height="1.524cm" svg:x="16.951cm" svg:y="4.98cm">
          <text:p text:style-name="P2"><text:span text:style-name="T1">Short Orange</text:span></text:p>
          <text:p text:style-name="P2"><text:span text:style-name="T1">Button Press</text:span></text:p>
        </draw:rect>
        <draw:rect draw:style-name="gr2" draw:text-style-name="P3" xml:id="id49" draw:id="id49" draw:layer="layout" svg:width="3.048cm" svg:height="1.524cm" svg:x="21.777cm" svg:y="4.98cm">
          <text:p text:style-name="P2"><text:span text:style-name="T1">Short Blue</text:span></text:p>
          <text:p text:style-name="P2"><text:span text:style-name="T1">Button Press</text:span></text:p>
        </draw:rect>
        <draw:connector draw:style-name="gr3" draw:text-style-name="P1" xml:id="id64" draw:id="id64" draw:layer="layout" draw:type="curve" svg:x1="16.951cm" svg:y1="5.742cm" svg:x2="18.475cm" svg:y2="4.98cm" draw:start-shape="id48" draw:start-glue-point="3" draw:end-shape="id48" svg:d="M16951 5742c-751 0-627-632-58-1010s1582-503 1582 248" svg:viewBox="0 0 2049 1312">
          <text:p/>
        </draw:connector>
        <draw:connector draw:style-name="gr10" draw:text-style-name="P1" xml:id="id62" draw:id="id62" draw:layer="layout" draw:type="curve" svg:x1="21.777cm" svg:y1="5.742cm" svg:x2="23.301cm" svg:y2="4.98cm" draw:start-shape="id49" draw:start-glue-point="3" draw:end-shape="id49" draw:end-glue-point="0" svg:d="M21777 5742c-751 0-627-632-58-1010s1582-503 1582 248" svg:viewBox="0 0 2049 1312">
          <text:p/>
        </draw:connector>
        <draw:rect draw:style-name="gr2" draw:text-style-name="P3" xml:id="id50" draw:id="id50" draw:layer="layout" svg:width="3.048cm" svg:height="1.524cm" svg:x="26.333cm" svg:y="4.98cm">
          <text:p text:style-name="P2"><text:span text:style-name="T1">Automatic State</text:span></text:p>
          <text:p text:style-name="P2"><text:span text:style-name="T1">Change</text:span></text:p>
        </draw:rect>
        <draw:connector draw:style-name="gr11" draw:text-style-name="P1" xml:id="id63" draw:id="id63" draw:layer="layout" draw:type="curve" svg:x1="26.333cm" svg:y1="5.742cm" svg:x2="27.857cm" svg:y2="4.98cm" draw:start-shape="id50" draw:start-glue-point="3" draw:end-shape="id50" draw:end-glue-point="0" svg:d="M26333 5742c-751 0-627-632-58-1010s1582-503 1582 248" svg:viewBox="0 0 2049 1312">
          <text:p/>
        </draw:connector>
        <draw:connector draw:style-name="gr21" draw:text-style-name="P1" draw:layer="layout" draw:type="curve" svg:x1="19.449cm" svg:y1="19.783cm" svg:x2="16.909cm" svg:y2="19.783cm" draw:start-shape="id51" draw:start-glue-point="2" draw:end-shape="id46" draw:end-glue-point="2" svg:d="M19449 19783c0 751-2540 751-2540 0" svg:viewBox="0 0 2541 564">
          <text:p/>
        </draw:connector>
        <draw:connector draw:style-name="gr10" draw:text-style-name="P1" xml:id="id60" draw:id="id60" draw:layer="layout" draw:type="curve" svg:x1="16.084cm" svg:y1="18.957cm" svg:x2="15.068cm" svg:y2="18.957cm" draw:start-shape="id46" draw:start-glue-point="3" draw:end-shape="id52" draw:end-glue-point="1" svg:d="M16084 18957h-1016" svg:viewBox="0 0 1017 1">
          <text:p/>
        </draw:connector>
        <draw:connector draw:style-name="gr21" draw:text-style-name="P1" draw:layer="layout" draw:type="curve" svg:x1="24.91cm" svg:y1="17.95cm" svg:x2="27.352cm" svg:y2="16.113cm" draw:start-shape="id40" draw:start-glue-point="0" draw:end-shape="id53" draw:end-glue-point="0" svg:d="M24910 17950c0-3507 2442-2588 2442-1837" svg:viewBox="0 0 2443 2536">
          <text:p/>
        </draw:connector>
        <draw:connector draw:style-name="gr22" draw:text-style-name="P1" draw:layer="layout" draw:type="curve" draw:line-skew="-1.38cm" svg:x1="35.068cm" svg:y1="12.176cm" svg:x2="32.53cm" svg:y2="17.95cm" draw:start-shape="id54" draw:start-glue-point="2" draw:end-shape="id47" draw:end-glue-point="0" svg:d="M35068 12176c0 2260-2538-626-2538 5774" svg:viewBox="0 0 2539 5775">
          <text:p/>
        </draw:connector>
        <draw:connector draw:style-name="gr22" draw:text-style-name="P1" draw:layer="layout" draw:type="curve" draw:line-skew="0.017cm" svg:x1="32.909cm" svg:y1="12.176cm" svg:x2="32.53cm" svg:y2="17.95cm" draw:start-shape="id55" draw:start-glue-point="2" draw:end-shape="id47" draw:end-glue-point="0" svg:d="M32909 12176c0 4356-379 1469-379 5774" svg:viewBox="0 0 380 5775">
          <text:p/>
        </draw:connector>
        <draw:connector draw:style-name="gr22" draw:text-style-name="P1" draw:layer="layout" draw:type="curve" draw:line-skew="-1.236cm" svg:x1="30.242cm" svg:y1="12.176cm" svg:x2="32.53cm" svg:y2="17.95cm" draw:start-shape="id56" draw:start-glue-point="2" draw:end-shape="id47" draw:end-glue-point="0" svg:d="M30242 12176c0 2476 2288-410 2288 5774" svg:viewBox="0 0 2289 5775">
          <text:p/>
        </draw:connector>
        <draw:connector draw:style-name="gr22" draw:text-style-name="P1" draw:layer="layout" draw:type="curve" draw:line-skew="-1.327cm" svg:x1="14.367cm" svg:y1="12.358cm" svg:x2="32.53cm" svg:y2="17.95cm" draw:start-shape="id57" draw:start-glue-point="2" draw:end-shape="id47" draw:end-glue-point="0" svg:d="M14367 12358c0 2203 18163-592 18163 5592" svg:viewBox="0 0 18164 5593">
          <text:p/>
        </draw:connector>
        <draw:connector draw:style-name="gr22" draw:text-style-name="P1" draw:layer="layout" draw:type="curve" draw:line-skew="-1.327cm" svg:x1="11.954cm" svg:y1="12.358cm" svg:x2="32.53cm" svg:y2="17.95cm" draw:start-shape="id58" draw:start-glue-point="2" draw:end-shape="id47" draw:end-glue-point="0" svg:d="M11954 12358c0 2203 20576-592 20576 5592" svg:viewBox="0 0 20577 5593">
          <text:p/>
        </draw:connector>
        <draw:connector draw:style-name="gr22" draw:text-style-name="P1" draw:layer="layout" draw:type="curve" draw:line-skew="-1.3cm" svg:x1="9.414cm" svg:y1="12.303cm" svg:x2="32.53cm" svg:y2="17.95cm" draw:start-shape="id59" draw:start-glue-point="2" draw:end-shape="id47" draw:end-glue-point="0" svg:d="M9414 12303c0 2286 23116-537 23116 5647" svg:viewBox="0 0 23117 5648">
          <text:p/>
        </draw:connector>
        <draw:connector draw:style-name="gr5" draw:text-style-name="P1" draw:layer="layout" draw:type="curve" draw:line-skew="-0.982cm" svg:x1="15.576cm" svg:y1="18.957cm" svg:x2="31.703cm" svg:y2="14.716cm" draw:start-shape="id60" draw:start-glue-point="0" draw:end-shape="id61" draw:end-glue-point="0" svg:d="M15576 18957c0-8586 16127-6465 16127-4241" svg:viewBox="0 0 16128 6216">
          <text:p/>
        </draw:connector>
        <draw:connector draw:style-name="gr5" draw:text-style-name="P1" draw:layer="layout" draw:type="curve" svg:x1="21.719cm" svg:y1="4.732cm" svg:x2="26.275cm" svg:y2="4.732cm" draw:start-shape="id62" draw:start-glue-point="0" draw:end-shape="id63" draw:end-glue-point="0" svg:d="M21719 4732c0-1240 4556-1240 4556 0" svg:viewBox="0 0 4557 931">
          <text:p/>
        </draw:connector>
        <draw:connector draw:style-name="gr5" draw:text-style-name="P1" draw:layer="layout" draw:type="curve" draw:line-skew="-0.404cm" svg:x1="16.893cm" svg:y1="4.732cm" svg:x2="26.275cm" svg:y2="4.732cm" draw:start-shape="id64" draw:start-glue-point="0" draw:end-shape="id63" draw:end-glue-point="0" svg:d="M16893 4732c0-1846 9382-1846 9382 0" svg:viewBox="0 0 9383 1385">
          <text:p/>
        </draw:connector>
        <draw:connector draw:style-name="gr21" draw:text-style-name="P1" draw:layer="layout" draw:type="curve" draw:line-skew="-0.442cm" svg:x1="23.352cm" svg:y1="17.065cm" svg:x2="27.352cm" svg:y2="16.113cm" draw:start-shape="id45" draw:start-glue-point="1" draw:end-shape="id53" draw:end-glue-point="0" svg:d="M23352 17065c1719 0 1431-727 2002-1153s1998-550 1998 201" svg:viewBox="0 0 4001 1495">
          <text:p/>
        </draw:connector>
        <draw:frame draw:style-name="standard" draw:layer="layout" svg:width="27.939cm" svg:height="2.793cm" svg:x="8.112cm" svg:y="7.5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">Video Playing</text:span></text:p>
                <text:p><text:span text:style-name="T2"/></text:p>
              </table:table-cell>
              <table:table-cell>
                <text:p><text:span text:style-name="T1">Video Loading</text:span></text:p>
                <text:p><text:span text:style-name="T2"/></text:p>
              </table:table-cell>
              <table:table-cell>
                <text:p><text:span text:style-name="T1">Portal Opens</text:span></text:p>
              </table:table-cell>
              <table:table-cell table:style-name="ce2">
                <text:p><text:span text:style-name="T1">Partial</text:span></text:p>
                <text:p><text:span text:style-name="T1">Lights</text:span></text:p>
              </table:table-cell>
              <table:table-cell table:style-name="ce3">
                <text:p><text:span text:style-name="T1">Partial Lights</text:span></text:p>
              </table:table-cell>
              <table:table-cell table:style-name="ce4"/>
              <table:table-cell table:style-name="ce5">
                <text:p><text:span text:style-name="T1">Partial</text:span></text:p>
                <text:p><text:span text:style-name="T1">Lights</text:span></text:p>
              </table:table-cell>
              <table:table-cell table:style-name="ce6">
                <text:p><text:span text:style-name="T1">Partial</text:span></text:p>
                <text:p><text:span text:style-name="T1">Lights</text:span></text:p>
              </table:table-cell>
              <table:table-cell table:style-name="ce7">
                <text:p><text:span text:style-name="T1">Portal Opens</text:span></text:p>
              </table:table-cell>
              <table:table-cell table:style-name="ce7">
                <text:p><text:span text:style-name="T1">Video Loading</text:span></text:p>
                <text:p><text:span text:style-name="T2"/></text:p>
                <text:p><text:span text:style-name="T2"/></text:p>
              </table:table-cell>
              <table:table-cell table:style-name="ce7">
                <text:p><text:span text:style-name="T1">Video Playing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5" draw:text-style-name="P1" draw:layer="layout" draw:type="curve" draw:line-skew="-0.186cm" svg:x1="28.784cm" svg:y1="18.775cm" svg:x2="15.955cm" svg:y2="21.828cm" draw:start-shape="id65" draw:start-glue-point="0" draw:end-shape="id66" draw:end-glue-point="2" svg:d="M28784 18775c0 5052-12829 3525-12829 3053" svg:viewBox="0 0 12830 3641">
          <text:p/>
        </draw:connector>
        <draw:connector draw:style-name="gr5" draw:text-style-name="P1" draw:layer="layout" draw:type="curve" draw:line-skew="1.865cm" svg:x1="13.036cm" svg:y1="18.957cm" svg:x2="30.718cm" svg:y2="20.685cm" draw:start-shape="id67" draw:start-glue-point="0" draw:end-shape="id68" draw:end-glue-point="2" svg:d="M13036 18957c0 6141 17682 5277 17682 1728" svg:viewBox="0 0 17683 4506">
          <text:p/>
        </draw:connector>
        <draw:connector draw:style-name="gr5" draw:text-style-name="P1" draw:layer="layout" draw:type="curve" draw:line-skew="-0.444cm" svg:x1="26.18cm" svg:y1="18.775cm" svg:x2="18.368cm" svg:y2="20.769cm" draw:start-shape="id69" draw:start-glue-point="0" draw:end-shape="id70" draw:end-glue-point="2" svg:d="M26180 18775c0 3076-7812 2079-7812 1994" svg:viewBox="0 0 7813 2216">
          <text:p/>
        </draw:connector>
        <draw:connector draw:style-name="gr3" draw:text-style-name="P1" xml:id="id73" draw:id="id73" draw:layer="layout" draw:type="curve" draw:line-skew="3.355cm" svg:x1="11.829cm" svg:y1="19.783cm" svg:x2="32.53cm" svg:y2="19.601cm" draw:start-shape="id71" draw:start-glue-point="2" draw:end-shape="id47" svg:d="M11829 19783c0 5784 20701 5875 20701-182" svg:viewBox="0 0 20702 4532">
          <text:p/>
        </draw:connector>
        <draw:connector draw:style-name="gr12" draw:text-style-name="P1" draw:layer="layout" draw:type="curve" draw:line-skew="0cm 5.354cm" svg:x1="35.769cm" svg:y1="18.775cm" svg:x2="11.004cm" svg:y2="18.957cm" draw:start-shape="id72" draw:start-glue-point="1" draw:end-shape="id71" draw:end-glue-point="3" svg:d="M35769 18775c751 0 502 6863-12382 6863-12883 0-13134-6681-12383-6681" svg:viewBox="0 0 25246 6864">
          <text:p/>
        </draw:connector>
        <draw:connector draw:style-name="gr12" draw:text-style-name="P1" draw:layer="layout" draw:type="curve" draw:line-skew="0cm 5.1cm" svg:x1="33.356cm" svg:y1="18.775cm" svg:x2="11.004cm" svg:y2="18.957cm" draw:start-shape="id47" draw:start-glue-point="1" draw:end-shape="id71" draw:end-glue-point="3" svg:d="M33356 18775c751 0 501 6609-11176 6609s-11927-6427-11176-6427" svg:viewBox="0 0 22849 6610">
          <text:p/>
        </draw:connector>
        <draw:connector draw:style-name="gr5" draw:text-style-name="P1" draw:layer="layout" draw:type="curve" svg:x1="22.179cm" svg:y1="24.132cm" svg:x2="16.844cm" svg:y2="24.939cm" draw:start-shape="id73" draw:start-glue-point="0" draw:end-shape="id74" draw:end-glue-point="1" svg:d="M22179 24132c0 538-1778 807-5335 807" svg:viewBox="0 0 5336 808">
          <text:p/>
        </draw:connector>
        <draw:connector draw:style-name="gr10" draw:text-style-name="P1" xml:id="id67" draw:id="id67" draw:layer="layout" draw:type="curve" svg:x1="13.417cm" svg:y1="18.957cm" svg:x2="12.655cm" svg:y2="18.957cm" draw:start-shape="id52" draw:start-glue-point="3" draw:end-shape="id71" draw:end-glue-point="1" svg:d="M13417 18957h-762" svg:viewBox="0 0 763 1">
          <text:p/>
        </draw:connector>
        <draw:ellipse draw:style-name="gr20" draw:text-style-name="P2" xml:id="id66" draw:id="id66" draw:layer="layout" svg:width="1.016cm" svg:height="0.889cm" svg:x="15.447cm" svg:y="20.939cm">
          <text:p/>
        </draw:ellipse>
        <draw:connector draw:style-name="gr11" draw:text-style-name="P1" draw:layer="layout" draw:type="curve" draw:line-skew="0.937cm" svg:x1="22.526cm" svg:y1="17.891cm" svg:x2="14.242cm" svg:y2="19.783cm" draw:start-shape="id45" draw:end-shape="id52" draw:end-glue-point="2" svg:d="M22526 17891c0 4995-8284 4049-8284 1892" svg:viewBox="0 0 8285 3641">
          <text:p/>
        </draw:connector>
        <draw:connector draw:style-name="gr22" draw:text-style-name="P1" draw:layer="layout" draw:type="curve" draw:line-skew="1.04cm" svg:x1="19.449cm" svg:y1="19.783cm" svg:x2="14.242cm" svg:y2="19.783cm" draw:start-shape="id51" draw:start-glue-point="2" draw:end-shape="id52" draw:end-glue-point="2" svg:d="M19449 19783c0 2311-5207 2311-5207 0" svg:viewBox="0 0 5208 1734">
          <text:p/>
        </draw:connector>
        <draw:connector draw:style-name="gr22" draw:text-style-name="P1" draw:layer="layout" draw:type="curve" draw:line-skew="0.786cm" svg:x1="16.909cm" svg:y1="19.783cm" svg:x2="14.242cm" svg:y2="19.783cm" draw:start-shape="id46" draw:start-glue-point="2" draw:end-shape="id52" draw:end-glue-point="2" svg:d="M16909 19783c0 1930-2667 1930-2667 0" svg:viewBox="0 0 2668 1449">
          <text:p/>
        </draw:connector>
        <draw:connector draw:style-name="gr12" draw:text-style-name="P1" xml:id="id77" draw:id="id77" draw:layer="layout" draw:type="curve" draw:line-skew="-5.295cm -0.581cm" svg:x1="5.318cm" svg:y1="16.072cm" svg:x2="22.526cm" svg:y2="16.24cm" draw:start-shape="id75" draw:start-glue-point="1" draw:end-shape="id45" draw:end-glue-point="0" svg:d="M5318 16072c4345 0 3620-457 6836-821s10372-634 10372 989" svg:viewBox="0 0 17209 1266">
          <text:p/>
        </draw:connector>
        <draw:rect draw:style-name="gr2" draw:text-style-name="P3" xml:id="id75" draw:id="id75" draw:layer="layout" svg:width="3.81cm" svg:height="2.622cm" svg:x="1.508cm" svg:y="14.761cm">
          <text:p text:style-name="P2"><text:span text:style-name="T1">From Any</text:span></text:p>
          <text:p text:style-name="P2"><text:span text:style-name="T1">Networked State</text:span></text:p>
        </draw:rect>
        <draw:connector draw:style-name="gr5" draw:text-style-name="P1" draw:layer="layout" draw:type="curve" svg:x1="11.922cm" svg:y1="14.48cm" svg:x2="12.154cm" svg:y2="15.251cm" draw:start-shape="id76" draw:start-glue-point="1" draw:end-shape="id77" draw:end-glue-point="0" svg:d="M11922 14480c155 0 232 257 232 771" svg:viewBox="0 0 233 772">
          <text:p/>
        </draw:connector>
        <draw:frame draw:style-name="gr23" draw:text-style-name="P7" xml:id="id76" draw:id="id76" draw:layer="layout" svg:width="11.43cm" svg:height="0.725cm" svg:x="0.492cm" svg:y="14.118cm">
          <draw:text-box>
            <text:p text:style-name="P6"><text:span text:style-name="T1">If Remote Network State changes from &lt;=-2 or &gt;=2 to 0</text:span></text:p>
          </draw:text-box>
        </draw:frame>
        <draw:line draw:style-name="gr1" draw:text-style-name="P1" draw:layer="layout" svg:x1="1.254cm" svg:y1="13.319cm" svg:x2="41.894cm" svg:y2="13.319cm">
          <text:p/>
        </draw:line>
        <draw:frame draw:style-name="gr16" draw:text-style-name="P5" draw:layer="layout" svg:width="3.937cm" svg:height="3.302cm" svg:x="1.381cm" svg:y="22.59cm">
          <draw:text-box>
            <text:p/>
            <text:p/>
            <text:p>Networked States</text:p>
          </draw:text-box>
        </draw:frame>
        <draw:frame draw:style-name="gr17" draw:text-style-name="P5" draw:layer="layout" svg:width="4.953cm" svg:height="6.632cm" svg:x="1.381cm" svg:y="4.048cm">
          <draw:text-box>
            <text:p>Self</text:p>
            <text:p>States</text:p>
          </draw:text-box>
        </draw:frame>
        <draw:circle draw:style-name="gr2" draw:text-style-name="P2" xml:id="id53" draw:id="id53" draw:layer="layout" svg:width="1.651cm" svg:height="1.651cm" svg:x="26.527cm" svg:y="16.113cm">
          <text:p text:style-name="P2">2</text:p>
        </draw:circle>
        <draw:connector draw:style-name="gr3" draw:text-style-name="P1" draw:layer="layout" draw:type="curve" draw:line-skew="0.578cm" svg:x1="28.178cm" svg:y1="16.938cm" svg:x2="31.705cm" svg:y2="18.775cm" draw:start-shape="id53" draw:start-glue-point="1" draw:end-shape="id47" draw:end-glue-point="3" svg:d="M28178 16938c3513 0 1750 1837 3527 1837" svg:viewBox="0 0 3528 1838">
          <text:p/>
        </draw:connector>
        <draw:connector draw:style-name="gr5" draw:text-style-name="P1" draw:layer="layout" draw:type="curve" svg:x1="18.257cm" svg:y1="17.884cm" svg:x2="25.511cm" svg:y2="15.224cm" draw:start-shape="id78" draw:start-glue-point="0" draw:end-shape="id79" draw:end-glue-point="0" svg:d="M18257 17884c0-4741 7254-3411 7254-2660" svg:viewBox="0 0 7255 3422">
          <text:p/>
        </draw:connector>
        <draw:connector draw:style-name="gr5" draw:text-style-name="P1" draw:layer="layout" draw:type="curve" draw:line-skew="0.08cm" svg:x1="15.576cm" svg:y1="18.957cm" svg:x2="25.511cm" svg:y2="15.224cm" draw:start-shape="id60" draw:start-glue-point="0" draw:end-shape="id79" draw:end-glue-point="0" svg:d="M15576 18957c0-6231 9935-4364 9935-3733" svg:viewBox="0 0 9936 4492">
          <text:p/>
        </draw:connector>
        <draw:connector draw:style-name="gr22" draw:text-style-name="P1" draw:layer="layout" draw:type="curve" draw:line-skew="0.103cm" svg:x1="27.45cm" svg:y1="19.601cm" svg:x2="32.53cm" svg:y2="19.601cm" draw:start-shape="id41" draw:start-glue-point="2" draw:end-shape="id47" draw:end-glue-point="2" svg:d="M27450 19601c0 906 5080 906 5080 0" svg:viewBox="0 0 5081 681">
          <text:p/>
        </draw:connector>
        <draw:connector draw:style-name="gr5" draw:text-style-name="P1" draw:layer="layout" draw:type="curve" draw:line-skew="1.738cm" svg:x1="15.576cm" svg:y1="18.957cm" svg:x2="30.718cm" svg:y2="20.685cm" draw:start-shape="id60" draw:start-glue-point="0" draw:end-shape="id68" draw:end-glue-point="2" svg:d="M15576 18957c0 5950 15142 5086 15142 1728" svg:viewBox="0 0 15143 4363">
          <text:p/>
        </draw:connector>
        <draw:frame draw:style-name="gr15" draw:text-style-name="P4" draw:layer="layout" svg:width="4.572cm" svg:height="1.397cm" svg:x="4.937cm" svg:y="20.939cm">
          <draw:text-box>
            <text:p><text:span text:style-name="T1">Allowed only if Remote in state &gt; 1</text:span></text:p>
          </draw:text-box>
        </draw:frame>
        <draw:circle draw:style-name="gr2" draw:text-style-name="P2" xml:id="id80" draw:id="id80" draw:layer="layout" svg:width="1.651cm" svg:height="1.651cm" svg:x="16.24cm" svg:y="15.986cm">
          <text:p text:style-name="P2">-2</text:p>
        </draw:circle>
        <draw:connector draw:style-name="gr10" draw:text-style-name="P1" xml:id="id78" draw:id="id78" draw:layer="layout" draw:type="line" svg:x1="18.624cm" svg:y1="18.957cm" svg:x2="17.891cm" svg:y2="16.811cm" draw:start-shape="id51" draw:start-glue-point="3" draw:end-shape="id80" svg:d="M18624 18957l-733-2146" svg:viewBox="0 0 734 2147">
          <text:p/>
        </draw:connector>
        <draw:circle draw:style-name="gr2" draw:text-style-name="P2" xml:id="id81" draw:id="id81" draw:layer="layout" svg:width="1.651cm" svg:height="1.651cm" svg:x="13.319cm" svg:y="15.986cm">
          <text:p text:style-name="P2">-3</text:p>
        </draw:circle>
        <draw:connector draw:style-name="gr10" draw:text-style-name="P1" xml:id="id83" draw:id="id83" draw:layer="layout" draw:type="line" svg:x1="16.24cm" svg:y1="16.811cm" svg:x2="14.97cm" svg:y2="16.811cm" draw:start-shape="id80" draw:start-glue-point="3" draw:end-shape="id81" draw:end-glue-point="1" svg:d="M16240 16811h-1270" svg:viewBox="0 0 1271 1">
          <text:p/>
        </draw:connector>
        <draw:connector draw:style-name="gr22" draw:text-style-name="P1" draw:layer="layout" draw:type="line" svg:x1="14.144cm" svg:y1="17.637cm" svg:x2="11.829cm" svg:y2="18.132cm" draw:start-shape="id81" draw:start-glue-point="2" draw:end-shape="id71" draw:end-glue-point="0" svg:d="M14144 17637l-2315 495" svg:viewBox="0 0 2316 496">
          <text:p/>
        </draw:connector>
        <draw:connector draw:style-name="gr22" draw:text-style-name="P1" draw:layer="layout" draw:type="line" svg:x1="17.065cm" svg:y1="17.637cm" svg:x2="11.829cm" svg:y2="18.132cm" draw:start-shape="id80" draw:end-shape="id71" draw:end-glue-point="0" svg:d="M17065 17637l-5236 495" svg:viewBox="0 0 5237 496">
          <text:p/>
        </draw:connector>
        <draw:connector draw:style-name="gr5" draw:text-style-name="P1" draw:layer="layout" draw:type="curve" draw:line-skew="-3.242cm -0.427cm" svg:x1="30.347cm" svg:y1="17.399cm" svg:x2="12.684cm" svg:y2="17.827cm" draw:end-shape="id82" draw:end-glue-point="3" svg:d="M30347 17399c0-5638-9296-4698-14060-3182s-4995 3610-3603 3610" svg:viewBox="0 0 18407 4772">
          <text:p/>
        </draw:connector>
        <draw:connector draw:style-name="gr5" draw:text-style-name="P1" draw:layer="layout" draw:type="curve" draw:line-skew="-0.249cm" svg:x1="15.605cm" svg:y1="16.811cm" svg:x2="25.511cm" svg:y2="15.224cm" draw:start-shape="id83" draw:start-glue-point="0" draw:end-shape="id79" draw:end-glue-point="0" svg:d="M15605 16811c0-3505 9906-2712 9906-1587" svg:viewBox="0 0 9907 2544">
          <text:p/>
        </draw:connector>
        <draw:line draw:style-name="gr1" draw:text-style-name="P1" draw:layer="layout" svg:x1="9.636cm" svg:y1="17.764cm" svg:x2="41.005cm" svg:y2="17.764cm">
          <text:p/>
        </draw:line>
        <draw:frame draw:style-name="gr24" draw:text-style-name="P5" draw:layer="layout" svg:width="3.556cm" svg:height="2.413cm" svg:x="37.957cm" svg:y="18.78cm">
          <draw:text-box>
            <text:p>If Orange Initiates</text:p>
          </draw:text-box>
        </draw:frame>
        <draw:frame draw:style-name="gr25" draw:text-style-name="P5" draw:layer="layout" svg:width="3.81cm" svg:height="2.286cm" svg:x="37.957cm" svg:y="15.224cm">
          <draw:text-box>
            <text:p>If Blue Initiat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Small_20_Arrow" draw:display-name="Small Arrow" svg:viewBox="0 0 1321 3493" svg:d="M1321 3493h-1321l661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Marks</meta:initial-creator>
    <meta:creation-date>2014-05-27T06:40:08.83</meta:creation-date>
    <dc:date>2016-04-20T08:18:08.566000000</dc:date>
    <meta:editing-duration>PT8H18M59S</meta:editing-duration>
    <meta:editing-cycles>23</meta:editing-cycles>
    <meta:generator>LibreOffice/5.1.2.2$Windows_x86 LibreOffice_project/d3bf12ecb743fc0d20e0be0c58ca359301eb705f</meta:generator>
    <meta:document-statistic meta:object-count="191"/>
  </office:meta>
</office:document-meta>
</file>